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.021cm"/>
    </style:style>
    <style:style style:name="co17" style:family="table-column">
      <style:table-column-properties fo:break-before="auto" style:column-width="4.008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0.524cm"/>
    </style:style>
    <style:style style:name="co23" style:family="table-column">
      <style:table-column-properties fo:break-before="auto" style:column-width="3.261cm"/>
    </style:style>
    <style:style style:name="co24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  <table:table-cell/>
          <table:table-cell office:value-type="string" calcext:value-type="string">
            <text:p>Animaplan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7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8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9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0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1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3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4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5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6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formula="of:=([.G17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18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0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1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2]/35*5)+1" office:value-type="float" office:value="2.71428571428571" calcext:value-type="float">
            <text:p>2,71428571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4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25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26]/35*5)+1" office:value-type="float" office:value="2.71428571428571" calcext:value-type="float">
            <text:p>2,71428571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27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8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29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3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5" table:number-columns-repeated="7" table:default-cell-style-name="ce2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G3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34:28.852151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21:19:11.715453230</dc:date>
    <dc:creator>Germán Ramírez</dc:creator>
    <meta:editing-duration>P1DT12H49M31S</meta:editing-duration>
    <meta:editing-cycles>45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701" meta:object-count="0"/>
  </office:meta>
</office:document-meta>
</file>